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D5FE60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2.481cm" fo:min-width="2.231cm" fo:padding-top="0.139cm" fo:padding-bottom="0.139cm" fo:padding-left="0.264cm" fo:padding-right="0.264cm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212cm" svg:stroke-color="#ffffff" draw:marker-start="" draw:marker-start-width="0.442cm" draw:marker-start-center="false" draw:marker-end="" draw:marker-end-width="0.442cm" draw:marker-end-center="false" draw:stroke-linejoin="round" svg:stroke-linecap="round" draw:fill="solid" draw:fill-color="#729fcf" draw:textarea-horizontal-align="center" draw:textarea-vertical-align="middle" fo:padding-top="0.231cm" fo:padding-bottom="0.231cm" fo:padding-left="0.356cm" fo:padding-right="0.356cm" draw:shadow="hidden" draw:shadow-offset-x="0.2cm" draw:shadow-offset-y="0.2cm" draw:shadow-color="#808080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restbird-subtitle">
      <style:graphic-properties draw:fill-color="#ffffff" draw:auto-grow-height="true" fo:min-height="11.132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presentation:style-name="pr1" draw:layer="layout" svg:width="25cm" svg:height="2.5cm" svg:x="1.5cm" svg:y="0.5cm" presentation:class="title">
          <draw:text-box>
            <text:p text:style-name="P1">QtNoidCore<text:line-break/><text:span text:style-name="T1">Simple class for library life cycle control</text:span>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User Storie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2">
        <draw:frame presentation:style-name="pr4" draw:text-style-name="P2" draw:layer="layout" svg:width="24.799cm" svg:height="11.132cm" svg:x="0.8cm" svg:y="3.6cm" presentation:class="subtitle" presentation:placeholder="true" presentation:user-transformed="true">
          <draw:text-box/>
        </draw:frame>
        <draw:g draw:name="status-ok_1" draw:style-name="gr2">
          <draw:custom-shape draw:style-name="gr3" draw:text-style-name="P3" draw:layer="layout" svg:width="3.901cm" svg:height="3.901cm" svg:x="0.417cm" svg:y="0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" draw:text-style-name="P4" draw:layer="layout" svg:width="1.871cm" svg:height="1.427cm" svg:x="1.431cm" svg:y="1.404cm" svg:viewBox="0 0 1872 1428" draw:points="0,796 640,1428 1872,0">
            <text:p/>
          </draw:polyline>
        </draw:g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00000042100000319ED5FE602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llegamento_20_Internet" style:display-name="Collegamento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Indice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  <style:text-properties fo:font-size="15pt"/>
    </style:style>
    <style:style style:name="Forestbird_5f_-outline6" style:display-name="Forestbird_-outline6" style:family="presentation" style:parent-style-name="Forestbird_5f_-outline5">
      <style:paragraph-properties fo:margin-left="0cm" fo:margin-right="0cm" fo:margin-top="0.074cm" fo:margin-bottom="0cm" fo:text-indent="0cm"/>
      <style:text-properties fo:font-size="15pt"/>
    </style:style>
    <style:style style:name="Forestbird_5f_-outline7" style:display-name="Forestbird_-outline7" style:family="presentation" style:parent-style-name="Forestbird_5f_-outline6">
      <style:paragraph-properties fo:margin-left="0cm" fo:margin-right="0cm" fo:margin-top="0.074cm" fo:margin-bottom="0cm" fo:text-indent="0cm"/>
      <style:text-properties fo:font-size="15pt"/>
    </style:style>
    <style:style style:name="Forestbird_5f_-outline8" style:display-name="Forestbird_-outline8" style:family="presentation" style:parent-style-name="Forestbird_5f_-outline7">
      <style:paragraph-properties fo:margin-left="0cm" fo:margin-right="0cm" fo:margin-top="0.074cm" fo:margin-bottom="0cm" fo:text-indent="0cm"/>
      <style:text-properties fo:font-size="15pt"/>
    </style:style>
    <style:style style:name="Forestbird_5f_-outline9" style:display-name="Forestbird_-outline9" style:family="presentation" style:parent-style-name="Forestbird_5f_-outline8">
      <style:paragraph-properties fo:margin-left="0cm" fo:margin-right="0cm" fo:margin-top="0.074cm" fo:margin-bottom="0cm" fo:text-indent="0cm"/>
      <style:text-properties fo:font-size="15pt"/>
    </style:style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13cm" loext:decorative="false"/>
    </style:style>
    <style:style style:name="Mgr4" style:family="graphic" style:parent-style-name="standard">
      <style:graphic-properties draw:stroke="none" draw:fill="none" draw:fill-color="#ffffff" fo:min-height="8.884cm" loext:decorative="false"/>
    </style:style>
    <style:style style:name="Mgr5" style:family="graphic" style:parent-style-name="standard">
      <style:graphic-properties draw:stroke="none" draw:fill="none" draw:fill-color="#ffffff" fo:min-height="9.25cm" loext:decorative="false"/>
    </style:style>
    <style:style style:name="Mgr6" style:family="graphic" style:parent-style-name="standard">
      <style:graphic-properties draw:textarea-vertical-align="middle" draw:auto-grow-height="false" fo:min-height="1.75cm" fo:min-width="28cm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9" style:family="graphic" style:parent-style-name="standard">
      <style:graphic-properties draw:fill-color="#74b531" draw:textarea-vertical-align="middle" draw:auto-grow-height="false" fo:min-height="2.5cm" fo:min-width="0.5cm" loext:decorative="false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2.282cm" loext:decorative="false"/>
    </style:style>
    <style:style style:name="Mgr11" style:family="graphic" style:parent-style-name="standard">
      <style:graphic-properties draw:fill-color="#74b531" draw:textarea-vertical-align="middle" draw:auto-grow-height="false" fo:min-height="0.532cm" fo:min-width="1.782cm" loext:decorative="false"/>
    </style:style>
    <style:style style:name="Mgr12" style:family="graphic" style:parent-style-name="standard">
      <style:graphic-properties draw:fill-color="#74b531" draw:textarea-vertical-align="middle" draw:auto-grow-height="false" fo:min-height="0.532cm" fo:min-width="1.282cm" loext:decorative="false"/>
    </style:style>
    <style:style style:name="Mgr13" style:family="graphic" style:parent-style-name="standard">
      <style:graphic-properties draw:fill-color="#74b531" draw:textarea-vertical-align="middle" draw:auto-grow-height="false" fo:min-height="0.532cm" fo:min-width="0.782cm" loext:decorative="false"/>
    </style:style>
    <style:style style:name="Mgr14" style:family="graphic" style:parent-style-name="standard">
      <style:graphic-properties draw:textarea-vertical-align="middle" draw:auto-grow-height="false" fo:min-height="1.5cm" fo:min-width="27.5cm" loext:decorative="false"/>
    </style:style>
    <style:style style:name="Mgr15" style:family="graphic" style:parent-style-name="standard">
      <style:graphic-properties draw:fill-color="#74b531" draw:textarea-vertical-align="middle" draw:auto-grow-height="false" fo:min-height="2.25cm" fo:min-width="0cm" loext:decorative="false"/>
    </style:style>
    <style:style style:name="Mgr16" style:family="graphic" style:parent-style-name="standard">
      <style:graphic-properties draw:fill-color="#74b531" draw:textarea-vertical-align="middle" draw:auto-grow-height="false" fo:min-height="0.282cm" fo:min-width="1.782cm" loext:decorative="false"/>
    </style:style>
    <style:style style:name="Mgr17" style:family="graphic" style:parent-style-name="standard">
      <style:graphic-properties draw:fill-color="#74b531" draw:textarea-vertical-align="middle" draw:auto-grow-height="false" fo:min-height="0.282cm" fo:min-width="1.282cm" loext:decorative="false"/>
    </style:style>
    <style:style style:name="Mgr18" style:family="graphic" style:parent-style-name="standard">
      <style:graphic-properties draw:fill-color="#74b531" draw:textarea-vertical-align="middle" draw:auto-grow-height="false" fo:min-height="0.282cm" fo:min-width="0.782cm" loext:decorative="false"/>
    </style:style>
    <style:style style:name="Mgr19" style:family="graphic" style:parent-style-name="standard">
      <style:graphic-properties draw:fill-color="#74b531" draw:textarea-vertical-align="middle" draw:auto-grow-height="false" fo:min-height="0.282cm" fo:min-width="0.282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2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_5f_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6" style:family="presentation" style:parent-style-name="Forestbird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Forestbird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74b531"/>
      <style:paragraph-properties fo:text-align="center"/>
    </style:style>
    <style:style style:name="MP11" style:family="paragraph">
      <loext:graphic-properties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3" draw:text-style-name="MP7" draw:layer="backgroundobjects" svg:width="14.399cm" svg:height="7.38cm" svg:x="11.201cm" svg:y="7.62cm">
        <draw:text-box>
          <text:p/>
        </draw:text-box>
      </draw:frame>
      <draw:frame presentation:style-name="Mpr4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5.265cm" svg:height="10.476cm" svg:x="3.161cm" svg:y="2.123cm" presentation:class="page"/>
        <draw:frame presentation:style-name="Nature_5f_Illustr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20.354cm" svg:height="10.476cm" svg:x="0.616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9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1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_5f_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4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5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6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7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_5f_-title" draw:layer="backgroundobjects" svg:width="15.265cm" svg:height="10.476cm" svg:x="3.161cm" svg:y="2.123cm" presentation:class="page"/>
        <draw:frame presentation:style-name="Forestbird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7-10-20T23:41:18.137000000</meta:creation-date>
    <meta:generator>LibreOffice/25.2.5.2$Windows_X86_64 LibreOffice_project/03d19516eb2e1dd5d4ccd751a0d6f35f35e08022</meta:generator>
    <dc:date>2025-09-30T10:47:39.884865900</dc:date>
    <meta:editing-duration>PT28M51S</meta:editing-duration>
    <meta:editing-cycles>14</meta:editing-cycles>
    <meta:document-statistic meta:object-count="260"/>
  </office:meta>
</office:document-meta>
</file>